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000000020056D5795D97F17E95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Quicksand Medium" svg:font-family="'Quicksand Medium'" style:font-pitch="variable"/>
    <style:font-face style:name="Quicksand Medium1" svg:font-family="'Quicksand Medium'" style:font-adornments="Regular" style:font-pitch="variable"/>
    <style:font-face style:name="MathJax_Typewriter" svg:font-family="MathJax_Typewrite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Ultrafine_20_Dashed" svg:stroke-width="0.081cm" svg:stroke-color="#1c1c1c" draw:marker-start="" draw:marker-start-width="0.322cm" draw:marker-end="" draw:marker-end-width="0.322cm" svg:stroke-opacity="100%" draw:fill="bitmap" draw:fill-image-name="Paper_20_Texture" draw:opacity="100%" draw:textarea-horizontal-align="justify" draw:textarea-vertical-align="middle" draw:auto-grow-height="false" fo:min-height="19.478cm" fo:min-width="12.624cm" fo:padding-top="0.166cm" fo:padding-bottom="0.166cm" fo:padding-left="0.291cm" fo:padding-right="0.291cm" draw:shadow="hidden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6.94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6.94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6.474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6.286cm" fo:min-width="0cm"/>
    </style:style>
    <style:style style:name="P1" style:family="paragraph">
      <loext:graphic-properties draw:fill="bitmap" draw:fill-image-name="Paper_20_Texture" draw:opacity="100%"/>
      <style:paragraph-properties fo:text-align="center"/>
    </style:style>
    <style:style style:name="P2" style:family="paragraph">
      <style:paragraph-properties fo:text-align="center"/>
      <style:text-properties fo:color="#8d281e" fo:font-size="180pt" style:font-size-asian="180pt" style:font-size-complex="180pt"/>
    </style:style>
    <style:style style:name="P3" style:family="paragraph">
      <loext:graphic-properties draw:fill="none" draw:fill-color="#ffffff"/>
      <style:paragraph-properties fo:text-align="center"/>
      <style:text-properties fo:color="#8d281e" fo:font-size="180pt" fo:text-shadow="none" fo:font-weight="bold" style:font-size-asian="180pt" style:font-weight-asian="bold" style:font-size-complex="180pt" style:font-weight-complex="bold"/>
    </style:style>
    <style:style style:name="P4" style:family="paragraph">
      <style:paragraph-properties fo:text-align="center"/>
      <style:text-properties fo:color="#8d281e"/>
    </style:style>
    <style:style style:name="P5" style:family="paragraph">
      <loext:graphic-properties draw:fill="none" draw:fill-color="#ffffff"/>
      <style:paragraph-properties fo:text-align="center"/>
      <style:text-properties fo:color="#8d281e" fo:font-size="176pt" fo:text-shadow="none" fo:font-weight="bold" style:font-size-asian="176pt" style:font-weight-asian="bold" style:font-size-complex="176pt" style:font-weight-complex="bold"/>
    </style:style>
    <style:style style:name="P6" style:family="paragraph">
      <style:paragraph-properties fo:text-align="center"/>
      <style:text-properties fo:color="#8d281e" style:font-name="MathJax_Typewriter" fo:font-size="180pt" style:font-size-asian="180pt" style:font-size-complex="180pt"/>
    </style:style>
    <style:style style:name="P7" style:family="paragraph">
      <loext:graphic-properties draw:fill="none" draw:fill-color="#ffffff"/>
      <style:paragraph-properties fo:text-align="center"/>
      <style:text-properties fo:color="#8d281e" style:font-name="MathJax_Typewriter" fo:font-size="180pt" fo:letter-spacing="-0.03cm" fo:text-shadow="none" fo:font-weight="bold" style:font-size-asian="180pt" style:font-size-complex="180pt"/>
    </style:style>
    <style:style style:name="P8" style:family="paragraph">
      <loext:graphic-properties draw:fill="none" draw:fill-color="#ffffff"/>
      <style:paragraph-properties fo:text-align="center"/>
      <style:text-properties fo:color="#8d281e" style:font-name="MathJax_Typewriter" fo:font-size="180pt" fo:letter-spacing="-0.03cm" fo:text-shadow="none" fo:font-weight="normal" style:font-size-asian="180pt" style:font-weight-asian="bold" style:font-size-complex="180pt" style:font-weight-complex="bold"/>
    </style:style>
    <style:style style:name="T1" style:family="text">
      <style:text-properties style:font-name="Liberation Sans2" fo:font-size="180pt" fo:text-shadow="none" fo:font-weight="bold" style:font-name-asian="Liberation Sans2" style:font-size-asian="180pt" style:font-weight-asian="bold" style:font-name-complex="Liberation Sans2" style:font-size-complex="180pt" style:font-weight-complex="bold"/>
    </style:style>
    <style:style style:name="T2" style:family="text">
      <style:text-properties style:font-name="Liberation Sans2" fo:font-size="176pt" fo:text-shadow="none" fo:font-weight="bold" style:font-name-asian="Liberation Sans2" style:font-size-asian="176pt" style:font-weight-asian="bold" style:font-name-complex="Liberation Sans2" style:font-size-complex="176pt" style:font-weight-complex="bold"/>
    </style:style>
    <style:style style:name="T3" style:family="text">
      <style:text-properties style:font-name="MathJax_Typewriter" fo:font-size="180pt" fo:letter-spacing="-0.03cm" fo:text-shadow="none" fo:font-weight="normal" style:font-size-asian="180pt" style:font-weight-asian="normal" style:font-size-complex="180pt" style:font-weight-complex="normal"/>
    </style:style>
    <style:style style:name="T4" style:family="text">
      <style:text-properties fo:font-size="180pt" fo:letter-spacing="-0.03cm" fo:text-shadow="none" fo:font-weight="normal" style:font-size-asian="180pt" style:font-weight-asian="bold" style:font-size-complex="18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draw:layer="layout" svg:width="13.716cm" svg:height="20.32cm" svg:x="0cm" svg:y="0cm">
          <text:p/>
          <draw:enhanced-geometry svg:viewBox="0 0 21600 21600" draw:path-stretchpoint-x="10800" draw:path-stretchpoint-y="10800" draw:text-areas="?f3 ?f4 ?f5 ?f6" draw:type="round-rectangle" draw:modifiers="1538.4705110446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5.182cm" svg:height="7.346cm" svg:x="0.333cm" svg:y="3.291cm">
          <draw:text-box>
            <text:p text:style-name="P2"><text:span text:style-name="T1">♦</text:span></text:p>
          </draw:text-box>
        </draw:frame>
        <draw:frame draw:style-name="gr3" draw:text-style-name="P5" draw:layer="layout" svg:width="3.779cm" svg:height="7.19cm" draw:transform="rotate (-3.14159265358979) translate (13.616cm 17.265cm)">
          <draw:text-box>
            <text:p text:style-name="P4"><text:span text:style-name="T2">♦</text:span></text:p>
          </draw:text-box>
        </draw:frame>
        <draw:frame draw:style-name="gr4" draw:text-style-name="P7" draw:layer="layout" svg:width="4.899cm" svg:height="6.724cm" draw:transform="rotate (-3.14159265358979) translate (14.316cm 20.59cm)">
          <draw:text-box>
            <text:p text:style-name="P6"><text:span text:style-name="T3">1</text:span></text:p>
          </draw:text-box>
        </draw:frame>
        <draw:frame draw:style-name="gr5" draw:text-style-name="P8" draw:layer="layout" svg:width="6.966cm" svg:height="6.536cm" svg:x="-0.557cm" svg:y="-0.186cm">
          <draw:text-box>
            <text:p text:style-name="P6"><text:span text:style-name="T4">1</text:span></text:p>
          </draw:text-box>
        </draw:frame>
        <draw:frame draw:style-name="gr5" draw:text-style-name="P8" draw:layer="layout" svg:width="6.966cm" svg:height="6.536cm" svg:x="1.705cm" svg:y="-0.254cm">
          <draw:text-box>
            <text:p text:style-name="P6"><text:span text:style-name="T4">0</text:span></text:p>
          </draw:text-box>
        </draw:frame>
        <draw:frame draw:style-name="gr4" draw:text-style-name="P7" draw:layer="layout" svg:width="4.899cm" svg:height="6.724cm" draw:transform="rotate (-3.14159265358979) translate (11.995cm 20.667cm)">
          <draw:text-box>
            <text:p text:style-name="P6"><text:span text:style-name="T3">0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family-generic="swiss"/>
    <style:font-face style:name="Quicksand Medium" svg:font-family="'Quicksand Medium'" style:font-pitch="variable"/>
    <style:font-face style:name="Quicksand Medium1" svg:font-family="'Quicksand Medium'" style:font-adornments="Regular" style:font-pitch="variable"/>
    <style:font-face style:name="MathJax_Typewriter" svg:font-family="MathJax_Typewrite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fill-image draw:name="Paper_20_Texture" draw:display-name="Paper Texture" xlink:href="Pictures/10000000000002000000020056D5795D97F17E95.jpg" xlink:type="simple" xlink:show="embed" xlink:actuate="onLoad"/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reenchido_20_azul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reenchido_20_verde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reenchido_20_vermelh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reenchido_20_amarel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0cm" fo:margin-bottom="0cm" fo:margin-left="0cm" fo:margin-right="0cm" fo:page-width="13.716cm" fo:page-height="20.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01-15T20:55:50.044571432</meta:creation-date>
    <meta:editing-duration>PT2H54M10S</meta:editing-duration>
    <meta:editing-cycles>20</meta:editing-cycles>
    <meta:generator>LibreOffice/6.1.5.2$Linux_X86_64 LibreOffice_project/10$Build-2</meta:generator>
    <dc:date>2022-01-16T01:06:06.368251253</dc:date>
    <meta:document-statistic meta:object-count="7"/>
  </office:meta>
</office:document-meta>
</file>